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1.9335in"/>
    </style:style>
    <style:style style:name="co3" style:family="table-column">
      <style:table-column-properties fo:break-before="auto" style:column-width="2.0626in"/>
    </style:style>
    <style:style style:name="co4" style:family="table-column">
      <style:table-column-properties fo:break-before="auto" style:column-width="1.4508in"/>
    </style:style>
    <style:style style:name="co5" style:family="table-column">
      <style:table-column-properties fo:break-before="auto" style:column-width="1.3654in"/>
    </style:style>
    <style:style style:name="co6" style:family="table-column">
      <style:table-column-properties fo:break-before="auto" style:column-width="1.6437in"/>
    </style:style>
    <style:style style:name="co7" style:family="table-column">
      <style:table-column-properties fo:break-before="auto" style:column-width="1.418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vm_phishing_majority" table:style-name="ta1">
        <table:shapes>
          <draw:frame draw:z-index="0" draw:style-name="gr1" draw:text-style-name="P1" svg:width="6.2988in" svg:height="3.5429in" svg:x="4.8677in" svg:y="0.7295in">
            <draw:object draw:notify-on-update-of-ranges="svm_phishing_majority.A2:svm_phishing_majority.A101 svm_phishing_majority.F1:svm_phishing_majority.F1 svm_phishing_majority.F2:svm_phishing_majority.F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4.8476in" svg:y="4.5465in">
            <draw:object draw:notify-on-update-of-ranges="svm_phishing_majority.A2:svm_phishing_majority.A101 svm_phishing_majority.G1:svm_phishing_majority.G1 svm_phishing_majority.G2:svm_phishing_majority.G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6.8323in" svg:y="0.0394in">
            <draw:object draw:notify-on-update-of-ranges="svm_phishing_majority.A2:svm_phishing_majority.A101 svm_phishing_majority.F2:svm_phishing_majority.F101 svm_phishing_majority.G2:svm_phishing_majority.G1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gamma</text:p>
          </table:table-cell>
          <table:table-cell office:value-type="string" calcext:value-type="string">
            <text:p>phishing nonoutliers detected</text:p>
          </table:table-cell>
          <table:table-cell office:value-type="string" calcext:value-type="string">
            <text:p>phishing nonoutliers mislabeled</text:p>
          </table:table-cell>
          <table:table-cell office:value-type="string" calcext:value-type="string">
            <text:p>legit outliers detected</text:p>
          </table:table-cell>
          <table:table-cell office:value-type="string" calcext:value-type="string">
            <text:p>legit outliers missed</text:p>
          </table:table-cell>
          <table:table-cell office:value-type="string" calcext:value-type="string">
            <text:p>nonoutlier detection ratio</text:p>
          </table:table-cell>
          <table:table-cell office:value-type="string" calcext:value-type="string">
            <text:p>outlier detection ratio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474" calcext:value-type="float">
            <text:p>474</text:p>
          </table:table-cell>
          <table:table-cell office:value-type="float" office:value="391" calcext:value-type="float">
            <text:p>391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percentage" office:value="0.547976878612717" calcext:value-type="percentage">
            <text:p>54.8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00" calcext:value-type="float">
            <text:p>500</text:p>
          </table:table-cell>
          <table:table-cell office:value-type="float" office:value="365" calcext:value-type="float">
            <text:p>365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percentage" office:value="0.578034682080925" calcext:value-type="percentage">
            <text:p>57.8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485" calcext:value-type="float">
            <text:p>485</text:p>
          </table:table-cell>
          <table:table-cell office:value-type="float" office:value="380" calcext:value-type="float">
            <text:p>380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percentage" office:value="0.560693641618497" calcext:value-type="percentage">
            <text:p>56.07%</text:p>
          </table:table-cell>
          <table:table-cell office:value-type="percentage" office:value="0.58" calcext:value-type="percentage">
            <text:p>58.00%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497" calcext:value-type="float">
            <text:p>497</text:p>
          </table:table-cell>
          <table:table-cell office:value-type="float" office:value="368" calcext:value-type="float">
            <text:p>36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percentage" office:value="0.574566473988439" calcext:value-type="percentage">
            <text:p>57.46%</text:p>
          </table:table-cell>
          <table:table-cell office:value-type="percentage" office:value="0.16" calcext:value-type="percentage">
            <text:p>16.00%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371" calcext:value-type="float">
            <text:p>371</text:p>
          </table:table-cell>
          <table:table-cell office:value-type="float" office:value="494" calcext:value-type="float">
            <text:p>494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percentage" office:value="0.428901734104046" calcext:value-type="percentage">
            <text:p>42.89%</text:p>
          </table:table-cell>
          <table:table-cell office:value-type="percentage" office:value="0.88" calcext:value-type="percentage">
            <text:p>88.00%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473" calcext:value-type="float">
            <text:p>473</text:p>
          </table:table-cell>
          <table:table-cell office:value-type="float" office:value="392" calcext:value-type="float">
            <text:p>39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percentage" office:value="0.546820809248555" calcext:value-type="percentage">
            <text:p>54.68%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299" calcext:value-type="float">
            <text:p>299</text:p>
          </table:table-cell>
          <table:table-cell office:value-type="float" office:value="566" calcext:value-type="float">
            <text:p>566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percentage" office:value="0.345664739884393" calcext:value-type="percentage">
            <text:p>34.57%</text:p>
          </table:table-cell>
          <table:table-cell office:value-type="percentage" office:value="0.68" calcext:value-type="percentage">
            <text:p>68.00%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46" calcext:value-type="float">
            <text:p>246</text:p>
          </table:table-cell>
          <table:table-cell office:value-type="float" office:value="619" calcext:value-type="float">
            <text:p>619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percentage" office:value="0.284393063583815" calcext:value-type="percentage">
            <text:p>28.44%</text:p>
          </table:table-cell>
          <table:table-cell office:value-type="percentage" office:value="0.56" calcext:value-type="percentage">
            <text:p>56.00%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476" calcext:value-type="float">
            <text:p>476</text:p>
          </table:table-cell>
          <table:table-cell office:value-type="float" office:value="389" calcext:value-type="float">
            <text:p>389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percentage" office:value="0.55028901734104" calcext:value-type="percentage">
            <text:p>55.03%</text:p>
          </table:table-cell>
          <table:table-cell office:value-type="percentage" office:value="0.24" calcext:value-type="percentage">
            <text:p>24.00%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06" calcext:value-type="float">
            <text:p>506</text:p>
          </table:table-cell>
          <table:table-cell office:value-type="float" office:value="359" calcext:value-type="float">
            <text:p>359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percentage" office:value="0.584971098265896" calcext:value-type="percentage">
            <text:p>58.50%</text:p>
          </table:table-cell>
          <table:table-cell office:value-type="percentage" office:value="0.28" calcext:value-type="percentage">
            <text:p>28.00%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544" calcext:value-type="float">
            <text:p>544</text:p>
          </table:table-cell>
          <table:table-cell office:value-type="float" office:value="321" calcext:value-type="float">
            <text:p>32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percentage" office:value="0.628901734104046" calcext:value-type="percentage">
            <text:p>62.89%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594" calcext:value-type="float">
            <text:p>594</text:p>
          </table:table-cell>
          <table:table-cell office:value-type="float" office:value="271" calcext:value-type="float">
            <text:p>27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percentage" office:value="0.686705202312139" calcext:value-type="percentage">
            <text:p>68.67%</text:p>
          </table:table-cell>
          <table:table-cell office:value-type="percentage" office:value="0.22" calcext:value-type="percentage">
            <text:p>22.00%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502" calcext:value-type="float">
            <text:p>502</text:p>
          </table:table-cell>
          <table:table-cell office:value-type="float" office:value="363" calcext:value-type="float">
            <text:p>363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percentage" office:value="0.580346820809249" calcext:value-type="percentage">
            <text:p>58.03%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428" calcext:value-type="float">
            <text:p>428</text:p>
          </table:table-cell>
          <table:table-cell office:value-type="float" office:value="437" calcext:value-type="float">
            <text:p>43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percentage" office:value="0.494797687861272" calcext:value-type="percentage">
            <text:p>49.48%</text:p>
          </table:table-cell>
          <table:table-cell office:value-type="percentage" office:value="0.48" calcext:value-type="percentage">
            <text:p>48.00%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441" calcext:value-type="float">
            <text:p>441</text:p>
          </table:table-cell>
          <table:table-cell office:value-type="float" office:value="424" calcext:value-type="float">
            <text:p>424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percentage" office:value="0.509826589595376" calcext:value-type="percentage">
            <text:p>50.98%</text:p>
          </table:table-cell>
          <table:table-cell office:value-type="percentage" office:value="0.44" calcext:value-type="percentage">
            <text:p>44.00%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85" calcext:value-type="float">
            <text:p>385</text:p>
          </table:table-cell>
          <table:table-cell office:value-type="float" office:value="480" calcext:value-type="float">
            <text:p>48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percentage" office:value="0.445086705202312" calcext:value-type="percentage">
            <text:p>44.51%</text:p>
          </table:table-cell>
          <table:table-cell office:value-type="percentage" office:value="0.62" calcext:value-type="percentage">
            <text:p>62.00%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343" calcext:value-type="float">
            <text:p>343</text:p>
          </table:table-cell>
          <table:table-cell office:value-type="float" office:value="522" calcext:value-type="float">
            <text:p>522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percentage" office:value="0.396531791907515" calcext:value-type="percentage">
            <text:p>39.65%</text:p>
          </table:table-cell>
          <table:table-cell office:value-type="percentage" office:value="0.62" calcext:value-type="percentage">
            <text:p>62.00%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319" calcext:value-type="float">
            <text:p>319</text:p>
          </table:table-cell>
          <table:table-cell office:value-type="float" office:value="546" calcext:value-type="float">
            <text:p>546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percentage" office:value="0.36878612716763" calcext:value-type="percentage">
            <text:p>36.88%</text:p>
          </table:table-cell>
          <table:table-cell office:value-type="percentage" office:value="0.64" calcext:value-type="percentage">
            <text:p>64.00%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345" calcext:value-type="float">
            <text:p>345</text:p>
          </table:table-cell>
          <table:table-cell office:value-type="float" office:value="520" calcext:value-type="float">
            <text:p>52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percentage" office:value="0.398843930635838" calcext:value-type="percentage">
            <text:p>39.88%</text:p>
          </table:table-cell>
          <table:table-cell office:value-type="percentage" office:value="0.68" calcext:value-type="percentage">
            <text:p>68.00%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44" calcext:value-type="float">
            <text:p>544</text:p>
          </table:table-cell>
          <table:table-cell office:value-type="float" office:value="321" calcext:value-type="float">
            <text:p>321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percentage" office:value="0.628901734104046" calcext:value-type="percentage">
            <text:p>62.89%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597" calcext:value-type="float">
            <text:p>597</text:p>
          </table:table-cell>
          <table:table-cell office:value-type="float" office:value="268" calcext:value-type="float">
            <text:p>268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percentage" office:value="0.690173410404624" calcext:value-type="percentage">
            <text:p>69.02%</text:p>
          </table:table-cell>
          <table:table-cell office:value-type="percentage" office:value="0.18" calcext:value-type="percentage">
            <text:p>18.00%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629" calcext:value-type="float">
            <text:p>629</text:p>
          </table:table-cell>
          <table:table-cell office:value-type="float" office:value="236" calcext:value-type="float">
            <text:p>236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percentage" office:value="0.727167630057804" calcext:value-type="percentage">
            <text:p>72.72%</text:p>
          </table:table-cell>
          <table:table-cell office:value-type="percentage" office:value="0.18" calcext:value-type="percentage">
            <text:p>18.00%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607" calcext:value-type="float">
            <text:p>607</text:p>
          </table:table-cell>
          <table:table-cell office:value-type="float" office:value="258" calcext:value-type="float">
            <text:p>258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percentage" office:value="0.701734104046243" calcext:value-type="percentage">
            <text:p>70.17%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599" calcext:value-type="float">
            <text:p>599</text:p>
          </table:table-cell>
          <table:table-cell office:value-type="float" office:value="266" calcext:value-type="float">
            <text:p>266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percentage" office:value="0.692485549132948" calcext:value-type="percentage">
            <text:p>69.25%</text:p>
          </table:table-cell>
          <table:table-cell office:value-type="percentage" office:value="0.44" calcext:value-type="percentage">
            <text:p>44.00%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76" calcext:value-type="float">
            <text:p>576</text:p>
          </table:table-cell>
          <table:table-cell office:value-type="float" office:value="289" calcext:value-type="float">
            <text:p>289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percentage" office:value="0.665895953757225" calcext:value-type="percentage">
            <text:p>66.59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533" calcext:value-type="float">
            <text:p>533</text:p>
          </table:table-cell>
          <table:table-cell office:value-type="float" office:value="332" calcext:value-type="float">
            <text:p>33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percentage" office:value="0.616184971098266" calcext:value-type="percentage">
            <text:p>61.62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487" calcext:value-type="float">
            <text:p>487</text:p>
          </table:table-cell>
          <table:table-cell office:value-type="float" office:value="378" calcext:value-type="float">
            <text:p>378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percentage" office:value="0.563005780346821" calcext:value-type="percentage">
            <text:p>56.30%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452" calcext:value-type="float">
            <text:p>452</text:p>
          </table:table-cell>
          <table:table-cell office:value-type="float" office:value="413" calcext:value-type="float">
            <text:p>413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percentage" office:value="0.522543352601156" calcext:value-type="percentage">
            <text:p>52.25%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405" calcext:value-type="float">
            <text:p>405</text:p>
          </table:table-cell>
          <table:table-cell office:value-type="float" office:value="460" calcext:value-type="float">
            <text:p>46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percentage" office:value="0.468208092485549" calcext:value-type="percentage">
            <text:p>46.82%</text:p>
          </table:table-cell>
          <table:table-cell office:value-type="percentage" office:value="0.44" calcext:value-type="percentage">
            <text:p>44.00%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61" calcext:value-type="float">
            <text:p>361</text:p>
          </table:table-cell>
          <table:table-cell office:value-type="float" office:value="504" calcext:value-type="float">
            <text:p>504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percentage" office:value="0.417341040462428" calcext:value-type="percentage">
            <text:p>41.73%</text:p>
          </table:table-cell>
          <table:table-cell office:value-type="percentage" office:value="0.44" calcext:value-type="percentage">
            <text:p>44.00%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354" calcext:value-type="float">
            <text:p>354</text:p>
          </table:table-cell>
          <table:table-cell office:value-type="float" office:value="511" calcext:value-type="float">
            <text:p>511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percentage" office:value="0.409248554913295" calcext:value-type="percentage">
            <text:p>40.92%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453" calcext:value-type="float">
            <text:p>453</text:p>
          </table:table-cell>
          <table:table-cell office:value-type="float" office:value="412" calcext:value-type="float">
            <text:p>41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percentage" office:value="0.523699421965318" calcext:value-type="percentage">
            <text:p>52.37%</text:p>
          </table:table-cell>
          <table:table-cell office:value-type="percentage" office:value="0.18" calcext:value-type="percentage">
            <text:p>18.00%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385" calcext:value-type="float">
            <text:p>385</text:p>
          </table:table-cell>
          <table:table-cell office:value-type="float" office:value="480" calcext:value-type="float">
            <text:p>48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percentage" office:value="0.445086705202312" calcext:value-type="percentage">
            <text:p>44.51%</text:p>
          </table:table-cell>
          <table:table-cell office:value-type="percentage" office:value="0.22" calcext:value-type="percentage">
            <text:p>22.00%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447" calcext:value-type="float">
            <text:p>447</text:p>
          </table:table-cell>
          <table:table-cell office:value-type="float" office:value="418" calcext:value-type="float">
            <text:p>418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percentage" office:value="0.516763005780347" calcext:value-type="percentage">
            <text:p>51.68%</text:p>
          </table:table-cell>
          <table:table-cell office:value-type="percentage" office:value="0.18" calcext:value-type="percentage">
            <text:p>18.00%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451" calcext:value-type="float">
            <text:p>451</text:p>
          </table:table-cell>
          <table:table-cell office:value-type="float" office:value="414" calcext:value-type="float">
            <text:p>41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percentage" office:value="0.521387283236994" calcext:value-type="percentage">
            <text:p>52.14%</text:p>
          </table:table-cell>
          <table:table-cell office:value-type="percentage" office:value="0.22" calcext:value-type="percentage">
            <text:p>22.00%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543" calcext:value-type="float">
            <text:p>543</text:p>
          </table:table-cell>
          <table:table-cell office:value-type="float" office:value="322" calcext:value-type="float">
            <text:p>322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percentage" office:value="0.627745664739884" calcext:value-type="percentage">
            <text:p>62.77%</text:p>
          </table:table-cell>
          <table:table-cell office:value-type="percentage" office:value="0.28" calcext:value-type="percentage">
            <text:p>28.00%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547" calcext:value-type="float">
            <text:p>547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percentage" office:value="0.632369942196532" calcext:value-type="percentage">
            <text:p>63.24%</text:p>
          </table:table-cell>
          <table:table-cell office:value-type="percentage" office:value="0.34" calcext:value-type="percentage">
            <text:p>34.00%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539" calcext:value-type="float">
            <text:p>539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percentage" office:value="0.623121387283237" calcext:value-type="percentage">
            <text:p>62.31%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557" calcext:value-type="float">
            <text:p>557</text:p>
          </table:table-cell>
          <table:table-cell office:value-type="float" office:value="308" calcext:value-type="float">
            <text:p>30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percentage" office:value="0.64393063583815" calcext:value-type="percentage">
            <text:p>64.39%</text:p>
          </table:table-cell>
          <table:table-cell office:value-type="percentage" office:value="0.52" calcext:value-type="percentage">
            <text:p>52.00%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545" calcext:value-type="float">
            <text:p>545</text:p>
          </table:table-cell>
          <table:table-cell office:value-type="float" office:value="320" calcext:value-type="float">
            <text:p>32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percentage" office:value="0.630057803468208" calcext:value-type="percentage">
            <text:p>63.01%</text:p>
          </table:table-cell>
          <table:table-cell office:value-type="percentage" office:value="0.52" calcext:value-type="percentage">
            <text:p>52.00%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534" calcext:value-type="float">
            <text:p>534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percentage" office:value="0.617341040462428" calcext:value-type="percentage">
            <text:p>61.73%</text:p>
          </table:table-cell>
          <table:table-cell office:value-type="percentage" office:value="0.52" calcext:value-type="percentage">
            <text:p>52.00%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529" calcext:value-type="float">
            <text:p>529</text:p>
          </table:table-cell>
          <table:table-cell office:value-type="float" office:value="336" calcext:value-type="float">
            <text:p>33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percentage" office:value="0.611560693641619" calcext:value-type="percentage">
            <text:p>61.16%</text:p>
          </table:table-cell>
          <table:table-cell office:value-type="percentage" office:value="0.52" calcext:value-type="percentage">
            <text:p>52.00%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514" calcext:value-type="float">
            <text:p>514</text:p>
          </table:table-cell>
          <table:table-cell office:value-type="float" office:value="351" calcext:value-type="float">
            <text:p>351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percentage" office:value="0.594219653179191" calcext:value-type="percentage">
            <text:p>59.42%</text:p>
          </table:table-cell>
          <table:table-cell office:value-type="percentage" office:value="0.52" calcext:value-type="percentage">
            <text:p>52.00%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481" calcext:value-type="float">
            <text:p>481</text:p>
          </table:table-cell>
          <table:table-cell office:value-type="float" office:value="384" calcext:value-type="float">
            <text:p>38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percentage" office:value="0.55606936416185" calcext:value-type="percentage">
            <text:p>55.61%</text:p>
          </table:table-cell>
          <table:table-cell office:value-type="percentage" office:value="0.54" calcext:value-type="percentage">
            <text:p>54.00%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434" calcext:value-type="float">
            <text:p>434</text:p>
          </table:table-cell>
          <table:table-cell office:value-type="float" office:value="431" calcext:value-type="float">
            <text:p>431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percentage" office:value="0.501734104046243" calcext:value-type="percentage">
            <text:p>50.17%</text:p>
          </table:table-cell>
          <table:table-cell office:value-type="percentage" office:value="0.58" calcext:value-type="percentage">
            <text:p>58.00%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433" calcext:value-type="float">
            <text:p>433</text:p>
          </table:table-cell>
          <table:table-cell office:value-type="float" office:value="432" calcext:value-type="float">
            <text:p>432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percentage" office:value="0.500578034682081" calcext:value-type="percentage">
            <text:p>50.06%</text:p>
          </table:table-cell>
          <table:table-cell office:value-type="percentage" office:value="0.58" calcext:value-type="percentage">
            <text:p>58.00%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419" calcext:value-type="float">
            <text:p>419</text:p>
          </table:table-cell>
          <table:table-cell office:value-type="float" office:value="446" calcext:value-type="float">
            <text:p>446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percentage" office:value="0.484393063583815" calcext:value-type="percentage">
            <text:p>48.44%</text:p>
          </table:table-cell>
          <table:table-cell office:value-type="percentage" office:value="0.54" calcext:value-type="percentage">
            <text:p>54.00%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410" calcext:value-type="float">
            <text:p>410</text:p>
          </table:table-cell>
          <table:table-cell office:value-type="float" office:value="455" calcext:value-type="float">
            <text:p>455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percentage" office:value="0.473988439306358" calcext:value-type="percentage">
            <text:p>47.40%</text:p>
          </table:table-cell>
          <table:table-cell office:value-type="percentage" office:value="0.58" calcext:value-type="percentage">
            <text:p>58.00%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396" calcext:value-type="float">
            <text:p>396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percentage" office:value="0.457803468208093" calcext:value-type="percentage">
            <text:p>45.78%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54" calcext:value-type="float">
            <text:p>354</text:p>
          </table:table-cell>
          <table:table-cell office:value-type="float" office:value="511" calcext:value-type="float">
            <text:p>51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percentage" office:value="0.409248554913295" calcext:value-type="percentage">
            <text:p>40.92%</text:p>
          </table:table-cell>
          <table:table-cell office:value-type="percentage" office:value="0.46" calcext:value-type="percentage">
            <text:p>46.00%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280" calcext:value-type="float">
            <text:p>280</text:p>
          </table:table-cell>
          <table:table-cell office:value-type="float" office:value="585" calcext:value-type="float">
            <text:p>58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percentage" office:value="0.323699421965318" calcext:value-type="percentage">
            <text:p>32.37%</text:p>
          </table:table-cell>
          <table:table-cell office:value-type="percentage" office:value="0.46" calcext:value-type="percentage">
            <text:p>46.00%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333" calcext:value-type="float">
            <text:p>333</text:p>
          </table:table-cell>
          <table:table-cell office:value-type="float" office:value="532" calcext:value-type="float">
            <text:p>53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percentage" office:value="0.384971098265896" calcext:value-type="percentage">
            <text:p>38.5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371" calcext:value-type="float">
            <text:p>371</text:p>
          </table:table-cell>
          <table:table-cell office:value-type="float" office:value="494" calcext:value-type="float">
            <text:p>494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percentage" office:value="0.428901734104046" calcext:value-type="percentage">
            <text:p>42.89%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372" calcext:value-type="float">
            <text:p>372</text:p>
          </table:table-cell>
          <table:table-cell office:value-type="float" office:value="493" calcext:value-type="float">
            <text:p>493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percentage" office:value="0.430057803468208" calcext:value-type="percentage">
            <text:p>43.01%</text:p>
          </table:table-cell>
          <table:table-cell office:value-type="percentage" office:value="0.26" calcext:value-type="percentage">
            <text:p>26.00%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24" calcext:value-type="float">
            <text:p>424</text:p>
          </table:table-cell>
          <table:table-cell office:value-type="float" office:value="441" calcext:value-type="float">
            <text:p>441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percentage" office:value="0.490173410404624" calcext:value-type="percentage">
            <text:p>49.02%</text:p>
          </table:table-cell>
          <table:table-cell office:value-type="percentage" office:value="0.26" calcext:value-type="percentage">
            <text:p>26.00%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421" calcext:value-type="float">
            <text:p>421</text:p>
          </table:table-cell>
          <table:table-cell office:value-type="float" office:value="444" calcext:value-type="float">
            <text:p>44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percentage" office:value="0.486705202312139" calcext:value-type="percentage">
            <text:p>48.67%</text:p>
          </table:table-cell>
          <table:table-cell office:value-type="percentage" office:value="0.34" calcext:value-type="percentage">
            <text:p>34.00%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576" calcext:value-type="float">
            <text:p>576</text:p>
          </table:table-cell>
          <table:table-cell office:value-type="float" office:value="289" calcext:value-type="float">
            <text:p>28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percentage" office:value="0.665895953757225" calcext:value-type="percentage">
            <text:p>66.59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566" calcext:value-type="float">
            <text:p>566</text:p>
          </table:table-cell>
          <table:table-cell office:value-type="float" office:value="299" calcext:value-type="float">
            <text:p>29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percentage" office:value="0.654335260115607" calcext:value-type="percentage">
            <text:p>65.43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544" calcext:value-type="float">
            <text:p>544</text:p>
          </table:table-cell>
          <table:table-cell office:value-type="float" office:value="321" calcext:value-type="float">
            <text:p>32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percentage" office:value="0.628901734104046" calcext:value-type="percentage">
            <text:p>62.89%</text:p>
          </table:table-cell>
          <table:table-cell office:value-type="percentage" office:value="0.16" calcext:value-type="percentage">
            <text:p>16.00%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08" calcext:value-type="float">
            <text:p>508</text:p>
          </table:table-cell>
          <table:table-cell office:value-type="float" office:value="357" calcext:value-type="float">
            <text:p>357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percentage" office:value="0.58728323699422" calcext:value-type="percentage">
            <text:p>58.73%</text:p>
          </table:table-cell>
          <table:table-cell office:value-type="percentage" office:value="0.16" calcext:value-type="percentage">
            <text:p>16.00%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549" calcext:value-type="float">
            <text:p>549</text:p>
          </table:table-cell>
          <table:table-cell office:value-type="float" office:value="316" calcext:value-type="float">
            <text:p>316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percentage" office:value="0.634682080924856" calcext:value-type="percentage">
            <text:p>63.47%</text:p>
          </table:table-cell>
          <table:table-cell office:value-type="percentage" office:value="0.14" calcext:value-type="percentage">
            <text:p>14.00%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592" calcext:value-type="float">
            <text:p>592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percentage" office:value="0.684393063583815" calcext:value-type="percentage">
            <text:p>68.44%</text:p>
          </table:table-cell>
          <table:table-cell office:value-type="percentage" office:value="0.16" calcext:value-type="percentage">
            <text:p>16.00%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640" calcext:value-type="float">
            <text:p>640</text:p>
          </table:table-cell>
          <table:table-cell office:value-type="float" office:value="225" calcext:value-type="float">
            <text:p>22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percentage" office:value="0.739884393063584" calcext:value-type="percentage">
            <text:p>73.99%</text:p>
          </table:table-cell>
          <table:table-cell office:value-type="percentage" office:value="0.18" calcext:value-type="percentage">
            <text:p>18.00%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626" calcext:value-type="float">
            <text:p>626</text:p>
          </table:table-cell>
          <table:table-cell office:value-type="float" office:value="239" calcext:value-type="float">
            <text:p>23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percentage" office:value="0.723699421965318" calcext:value-type="percentage">
            <text:p>72.37%</text:p>
          </table:table-cell>
          <table:table-cell office:value-type="percentage" office:value="0.44" calcext:value-type="percentage">
            <text:p>44.00%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635" calcext:value-type="float">
            <text:p>635</text:p>
          </table:table-cell>
          <table:table-cell office:value-type="float" office:value="230" calcext:value-type="float">
            <text:p>23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percentage" office:value="0.734104046242775" calcext:value-type="percentage">
            <text:p>73.41%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608" calcext:value-type="float">
            <text:p>608</text:p>
          </table:table-cell>
          <table:table-cell office:value-type="float" office:value="257" calcext:value-type="float">
            <text:p>25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percentage" office:value="0.702890173410405" calcext:value-type="percentage">
            <text:p>70.29%</text:p>
          </table:table-cell>
          <table:table-cell office:value-type="percentage" office:value="0.48" calcext:value-type="percentage">
            <text:p>48.00%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606" calcext:value-type="float">
            <text:p>606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percentage" office:value="0.700578034682081" calcext:value-type="percentage">
            <text:p>70.06%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583" calcext:value-type="float">
            <text:p>583</text:p>
          </table:table-cell>
          <table:table-cell office:value-type="float" office:value="282" calcext:value-type="float">
            <text:p>28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percentage" office:value="0.673988439306358" calcext:value-type="percentage">
            <text:p>67.40%</text:p>
          </table:table-cell>
          <table:table-cell office:value-type="percentage" office:value="0.48" calcext:value-type="percentage">
            <text:p>48.00%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564" calcext:value-type="float">
            <text:p>564</text:p>
          </table:table-cell>
          <table:table-cell office:value-type="float" office:value="301" calcext:value-type="float">
            <text:p>301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percentage" office:value="0.652023121387283" calcext:value-type="percentage">
            <text:p>65.20%</text:p>
          </table:table-cell>
          <table:table-cell office:value-type="percentage" office:value="0.52" calcext:value-type="percentage">
            <text:p>52.00%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40" calcext:value-type="float">
            <text:p>540</text:p>
          </table:table-cell>
          <table:table-cell office:value-type="float" office:value="325" calcext:value-type="float">
            <text:p>32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percentage" office:value="0.624277456647399" calcext:value-type="percentage">
            <text:p>62.43%</text:p>
          </table:table-cell>
          <table:table-cell office:value-type="percentage" office:value="0.52" calcext:value-type="percentage">
            <text:p>52.00%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515" calcext:value-type="float">
            <text:p>515</text:p>
          </table:table-cell>
          <table:table-cell office:value-type="float" office:value="350" calcext:value-type="float">
            <text:p>3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percentage" office:value="0.595375722543353" calcext:value-type="percentage">
            <text:p>59.54%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487" calcext:value-type="float">
            <text:p>487</text:p>
          </table:table-cell>
          <table:table-cell office:value-type="float" office:value="378" calcext:value-type="float">
            <text:p>378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percentage" office:value="0.563005780346821" calcext:value-type="percentage">
            <text:p>56.30%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486" calcext:value-type="float">
            <text:p>486</text:p>
          </table:table-cell>
          <table:table-cell office:value-type="float" office:value="379" calcext:value-type="float">
            <text:p>37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percentage" office:value="0.561849710982659" calcext:value-type="percentage">
            <text:p>56.18%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456" calcext:value-type="float">
            <text:p>456</text:p>
          </table:table-cell>
          <table:table-cell office:value-type="float" office:value="409" calcext:value-type="float">
            <text:p>40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percentage" office:value="0.527167630057803" calcext:value-type="percentage">
            <text:p>52.72%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69" calcext:value-type="float">
            <text:p>469</text:p>
          </table:table-cell>
          <table:table-cell office:value-type="float" office:value="396" calcext:value-type="float">
            <text:p>396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percentage" office:value="0.542196531791908" calcext:value-type="percentage">
            <text:p>54.22%</text:p>
          </table:table-cell>
          <table:table-cell office:value-type="percentage" office:value="0.54" calcext:value-type="percentage">
            <text:p>54.00%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486" calcext:value-type="float">
            <text:p>486</text:p>
          </table:table-cell>
          <table:table-cell office:value-type="float" office:value="379" calcext:value-type="float">
            <text:p>37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percentage" office:value="0.561849710982659" calcext:value-type="percentage">
            <text:p>56.18%</text:p>
          </table:table-cell>
          <table:table-cell office:value-type="percentage" office:value="0.48" calcext:value-type="percentage">
            <text:p>48.00%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504" calcext:value-type="float">
            <text:p>504</text:p>
          </table:table-cell>
          <table:table-cell office:value-type="float" office:value="361" calcext:value-type="float">
            <text:p>36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percentage" office:value="0.582658959537572" calcext:value-type="percentage">
            <text:p>58.27%</text:p>
          </table:table-cell>
          <table:table-cell office:value-type="percentage" office:value="0.44" calcext:value-type="percentage">
            <text:p>44.00%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535" calcext:value-type="float">
            <text:p>535</text:p>
          </table:table-cell>
          <table:table-cell office:value-type="float" office:value="330" calcext:value-type="float">
            <text:p>330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percentage" office:value="0.61849710982659" calcext:value-type="percentage">
            <text:p>61.85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527" calcext:value-type="float">
            <text:p>527</text:p>
          </table:table-cell>
          <table:table-cell office:value-type="float" office:value="338" calcext:value-type="float">
            <text:p>338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percentage" office:value="0.609248554913295" calcext:value-type="percentage">
            <text:p>60.92%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55" calcext:value-type="float">
            <text:p>555</text:p>
          </table:table-cell>
          <table:table-cell office:value-type="float" office:value="310" calcext:value-type="float">
            <text:p>31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percentage" office:value="0.641618497109827" calcext:value-type="percentage">
            <text:p>64.16%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589" calcext:value-type="float">
            <text:p>589</text:p>
          </table:table-cell>
          <table:table-cell office:value-type="float" office:value="276" calcext:value-type="float">
            <text:p>27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percentage" office:value="0.68092485549133" calcext:value-type="percentage">
            <text:p>68.09%</text:p>
          </table:table-cell>
          <table:table-cell office:value-type="percentage" office:value="0.34" calcext:value-type="percentage">
            <text:p>34.00%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588" calcext:value-type="float">
            <text:p>588</text:p>
          </table:table-cell>
          <table:table-cell office:value-type="float" office:value="277" calcext:value-type="float">
            <text:p>277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percentage" office:value="0.679768786127168" calcext:value-type="percentage">
            <text:p>67.98%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574" calcext:value-type="float">
            <text:p>574</text:p>
          </table:table-cell>
          <table:table-cell office:value-type="float" office:value="291" calcext:value-type="float">
            <text:p>291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percentage" office:value="0.663583815028902" calcext:value-type="percentage">
            <text:p>66.36%</text:p>
          </table:table-cell>
          <table:table-cell office:value-type="percentage" office:value="0.26" calcext:value-type="percentage">
            <text:p>26.00%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562" calcext:value-type="float">
            <text:p>562</text:p>
          </table:table-cell>
          <table:table-cell office:value-type="float" office:value="303" calcext:value-type="float">
            <text:p>303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percentage" office:value="0.64971098265896" calcext:value-type="percentage">
            <text:p>64.97%</text:p>
          </table:table-cell>
          <table:table-cell office:value-type="percentage" office:value="0.24" calcext:value-type="percentage">
            <text:p>24.00%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557" calcext:value-type="float">
            <text:p>557</text:p>
          </table:table-cell>
          <table:table-cell office:value-type="float" office:value="308" calcext:value-type="float">
            <text:p>308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percentage" office:value="0.64393063583815" calcext:value-type="percentage">
            <text:p>64.39%</text:p>
          </table:table-cell>
          <table:table-cell office:value-type="percentage" office:value="0.28" calcext:value-type="percentage">
            <text:p>28.00%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548" calcext:value-type="float">
            <text:p>548</text:p>
          </table:table-cell>
          <table:table-cell office:value-type="float" office:value="317" calcext:value-type="float">
            <text:p>317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percentage" office:value="0.633526011560694" calcext:value-type="percentage">
            <text:p>63.35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538" calcext:value-type="float">
            <text:p>538</text:p>
          </table:table-cell>
          <table:table-cell office:value-type="float" office:value="327" calcext:value-type="float">
            <text:p>327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percentage" office:value="0.621965317919075" calcext:value-type="percentage">
            <text:p>62.20%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536" calcext:value-type="float">
            <text:p>536</text:p>
          </table:table-cell>
          <table:table-cell office:value-type="float" office:value="329" calcext:value-type="float">
            <text:p>329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percentage" office:value="0.619653179190752" calcext:value-type="percentage">
            <text:p>61.97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521" calcext:value-type="float">
            <text:p>521</text:p>
          </table:table-cell>
          <table:table-cell office:value-type="float" office:value="344" calcext:value-type="float">
            <text:p>34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percentage" office:value="0.602312138728324" calcext:value-type="percentage">
            <text:p>60.23%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20" calcext:value-type="float">
            <text:p>520</text:p>
          </table:table-cell>
          <table:table-cell office:value-type="float" office:value="345" calcext:value-type="float">
            <text:p>34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percentage" office:value="0.601156069364162" calcext:value-type="percentage">
            <text:p>60.12%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497" calcext:value-type="float">
            <text:p>497</text:p>
          </table:table-cell>
          <table:table-cell office:value-type="float" office:value="368" calcext:value-type="float">
            <text:p>36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percentage" office:value="0.574566473988439" calcext:value-type="percentage">
            <text:p>57.46%</text:p>
          </table:table-cell>
          <table:table-cell office:value-type="percentage" office:value="0.48" calcext:value-type="percentage">
            <text:p>48.00%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503" calcext:value-type="float">
            <text:p>503</text:p>
          </table:table-cell>
          <table:table-cell office:value-type="float" office:value="362" calcext:value-type="float">
            <text:p>36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percentage" office:value="0.58150289017341" calcext:value-type="percentage">
            <text:p>58.15%</text:p>
          </table:table-cell>
          <table:table-cell office:value-type="percentage" office:value="0.54" calcext:value-type="percentage">
            <text:p>54.00%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498" calcext:value-type="float">
            <text:p>498</text:p>
          </table:table-cell>
          <table:table-cell office:value-type="float" office:value="367" calcext:value-type="float">
            <text:p>367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percentage" office:value="0.575722543352601" calcext:value-type="percentage">
            <text:p>57.57%</text:p>
          </table:table-cell>
          <table:table-cell office:value-type="percentage" office:value="0.58" calcext:value-type="percentage">
            <text:p>58.00%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491" calcext:value-type="float">
            <text:p>491</text:p>
          </table:table-cell>
          <table:table-cell office:value-type="float" office:value="374" calcext:value-type="float">
            <text:p>374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percentage" office:value="0.567630057803468" calcext:value-type="percentage">
            <text:p>56.76%</text:p>
          </table:table-cell>
          <table:table-cell office:value-type="percentage" office:value="0.58" calcext:value-type="percentage">
            <text:p>58.00%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479" calcext:value-type="float">
            <text:p>479</text:p>
          </table:table-cell>
          <table:table-cell office:value-type="float" office:value="386" calcext:value-type="float">
            <text:p>38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percentage" office:value="0.553757225433526" calcext:value-type="percentage">
            <text:p>55.38%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466" calcext:value-type="float">
            <text:p>466</text:p>
          </table:table-cell>
          <table:table-cell office:value-type="float" office:value="399" calcext:value-type="float">
            <text:p>39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percentage" office:value="0.538728323699422" calcext:value-type="percentage">
            <text:p>53.87%</text:p>
          </table:table-cell>
          <table:table-cell office:value-type="percentage" office:value="0.66" calcext:value-type="percentage">
            <text:p>66.00%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453" calcext:value-type="float">
            <text:p>453</text:p>
          </table:table-cell>
          <table:table-cell office:value-type="float" office:value="412" calcext:value-type="float">
            <text:p>412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percentage" office:value="0.523699421965318" calcext:value-type="percentage">
            <text:p>52.37%</text:p>
          </table:table-cell>
          <table:table-cell office:value-type="percentage" office:value="0.68" calcext:value-type="percentage">
            <text:p>68.00%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441" calcext:value-type="float">
            <text:p>441</text:p>
          </table:table-cell>
          <table:table-cell office:value-type="float" office:value="424" calcext:value-type="float">
            <text:p>424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percentage" office:value="0.509826589595376" calcext:value-type="percentage">
            <text:p>50.98%</text:p>
          </table:table-cell>
          <table:table-cell office:value-type="percentage" office:value="0.68" calcext:value-type="percentage">
            <text:p>68.00%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443" calcext:value-type="float">
            <text:p>443</text:p>
          </table:table-cell>
          <table:table-cell office:value-type="float" office:value="422" calcext:value-type="float">
            <text:p>422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percentage" office:value="0.512138728323699" calcext:value-type="percentage">
            <text:p>51.21%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 table:number-rows-repeated="104847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09T15:06:21.167656579</dc:date>
    <meta:editing-duration>PT34M13S</meta:editing-duration>
    <meta:editing-cycles>3</meta:editing-cycles>
    <meta:generator>LibreOffice/25.8.1.1$Linux_X86_64 LibreOffice_project/580$Build-1</meta:generator>
    <meta:document-statistic meta:table-count="1" meta:cell-count="707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2.042cm" svg:y="0.316cm" chart:style-name="ch2">
          <text:p>OneClassSVM Non-Outlier Detection For Phishing Majority</text:p>
        </chart:title>
        <chart:plot-area chart:style-name="ch3" svg:x="1.331cm" svg:y="1.275cm" svg:width="14.349cm" svg:height="6.564cm">
          <chart:coordinate-region svg:x="2.94cm" svg:y="1.474cm" svg:width="12.74cm" svg:height="5.361cm"/>
          <chart:axis chart:dimension="x" chart:name="primary-x" chart:style-name="ch4" chartooo:axis-type="auto">
            <chartooo:date-scale/>
            <chart:title svg:x="7.883cm" svg:y="8.019cm" chart:style-name="ch2">
              <text:p><text:span text:style-name="T1">Gamma</text:span></text:p>
            </chart:title>
            <chart:categories table:cell-range-address="svm_phishing_majority.A2:svm_phishing_majority.A101"/>
          </chart:axis>
          <chart:axis chart:dimension="y" chart:name="primary-y" chart:style-name="ch5">
            <chart:title svg:x="0.451cm" svg:y="7.641cm" chart:style-name="ch6">
              <text:p><text:span text:style-name="T1">Percent of Non-Outliers Correctly Identified</text:span></text:p>
            </chart:title>
            <chart:grid chart:style-name="ch7" chart:class="major"/>
          </chart:axis>
          <chart:series chart:style-name="ch8" chart:values-cell-range-address="svm_phishing_majority.F2:svm_phishing_majority.F101" chart:label-cell-address="svm_phishing_majority.F1:svm_phishing_majority.F1" chart:class="chart:bar">
            <chart:data-point chart:repeated="24"/>
            <chart:data-point chart:style-name="ch9"/>
            <chart:data-point chart:repeated="7"/>
            <chart:data-point chart:style-name="ch9"/>
            <chart:data-point chart:repeated="8"/>
            <chart:data-point chart:style-name="ch9"/>
            <chart:data-point chart:repeated="5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outlier detection ratio</text:p>
                <draw:g>
                  <svg:desc>svm_phishing_majority.F1:svm_phishing_majority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vm_phishing_majority.A2:svm_phishing_majority.A101</svg:desc>
                </draw:g>
              </table:table-cell>
              <table:table-cell office:value-type="float" office:value="0">
                <text:p>0</text:p>
                <draw:g>
                  <svg:desc>svm_phishing_majority.F2:svm_phishing_majority.F101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547976878612717">
                <text:p>0.547976878612717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0.578034682080925">
                <text:p>0.578034682080925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0.560693641618497">
                <text:p>0.560693641618497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0.574566473988439">
                <text:p>0.574566473988439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428901734104046">
                <text:p>0.428901734104046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.546820809248555">
                <text:p>0.546820809248555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0.345664739884393">
                <text:p>0.345664739884393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.284393063583815">
                <text:p>0.284393063583815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0.55028901734104">
                <text:p>0.55028901734104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584971098265896">
                <text:p>0.584971098265896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0.628901734104046">
                <text:p>0.628901734104046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0.686705202312139">
                <text:p>0.686705202312139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0.580346820809249">
                <text:p>0.580346820809249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0.494797687861272">
                <text:p>0.494797687861272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509826589595376">
                <text:p>0.509826589595376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0.445086705202312">
                <text:p>0.445086705202312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0.396531791907515">
                <text:p>0.396531791907515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0.36878612716763">
                <text:p>0.36878612716763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0.398843930635838">
                <text:p>0.398843930635838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628901734104046">
                <text:p>0.628901734104046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0.690173410404624">
                <text:p>0.690173410404624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0.727167630057804">
                <text:p>0.727167630057804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0.701734104046243">
                <text:p>0.701734104046243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692485549132948">
                <text:p>0.692485549132948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665895953757225">
                <text:p>0.665895953757225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616184971098266">
                <text:p>0.616184971098266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0.563005780346821">
                <text:p>0.563005780346821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0.522543352601156">
                <text:p>0.522543352601156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0.468208092485549">
                <text:p>0.468208092485549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417341040462428">
                <text:p>0.417341040462428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0.409248554913295">
                <text:p>0.409248554913295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0.523699421965318">
                <text:p>0.523699421965318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0.445086705202312">
                <text:p>0.445086705202312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0.516763005780347">
                <text:p>0.516763005780347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521387283236994">
                <text:p>0.521387283236994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0.627745664739884">
                <text:p>0.627745664739884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0.632369942196532">
                <text:p>0.632369942196532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0.623121387283237">
                <text:p>0.623121387283237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0.64393063583815">
                <text:p>0.6439306358381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630057803468208">
                <text:p>0.630057803468208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0.617341040462428">
                <text:p>0.617341040462428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0.611560693641619">
                <text:p>0.611560693641619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0.594219653179191">
                <text:p>0.594219653179191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0.55606936416185">
                <text:p>0.55606936416185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501734104046243">
                <text:p>0.501734104046243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0.500578034682081">
                <text:p>0.500578034682081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0.484393063583815">
                <text:p>0.484393063583815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0.473988439306358">
                <text:p>0.473988439306358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0.457803468208093">
                <text:p>0.45780346820809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409248554913295">
                <text:p>0.409248554913295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0.323699421965318">
                <text:p>0.323699421965318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.384971098265896">
                <text:p>0.384971098265896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0.428901734104046">
                <text:p>0.428901734104046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0.430057803468208">
                <text:p>0.430057803468208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490173410404624">
                <text:p>0.490173410404624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0.486705202312139">
                <text:p>0.486705202312139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0.665895953757225">
                <text:p>0.665895953757225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0.654335260115607">
                <text:p>0.654335260115607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0.628901734104046">
                <text:p>0.62890173410404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58728323699422">
                <text:p>0.58728323699422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0.634682080924856">
                <text:p>0.634682080924856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0.684393063583815">
                <text:p>0.684393063583815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0.739884393063584">
                <text:p>0.739884393063584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0.723699421965318">
                <text:p>0.723699421965318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734104046242775">
                <text:p>0.734104046242775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.702890173410405">
                <text:p>0.702890173410405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0.700578034682081">
                <text:p>0.700578034682081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0.673988439306358">
                <text:p>0.673988439306358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0.652023121387283">
                <text:p>0.65202312138728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624277456647399">
                <text:p>0.624277456647399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595375722543353">
                <text:p>0.595375722543353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563005780346821">
                <text:p>0.563005780346821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561849710982659">
                <text:p>0.561849710982659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527167630057803">
                <text:p>0.527167630057803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542196531791908">
                <text:p>0.542196531791908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561849710982659">
                <text:p>0.561849710982659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582658959537572">
                <text:p>0.582658959537572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61849710982659">
                <text:p>0.61849710982659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609248554913295">
                <text:p>0.60924855491329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641618497109827">
                <text:p>0.641618497109827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68092485549133">
                <text:p>0.68092485549133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679768786127168">
                <text:p>0.679768786127168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663583815028902">
                <text:p>0.663583815028902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64971098265896">
                <text:p>0.64971098265896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64393063583815">
                <text:p>0.64393063583815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633526011560694">
                <text:p>0.633526011560694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621965317919075">
                <text:p>0.621965317919075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619653179190752">
                <text:p>0.619653179190752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602312138728324">
                <text:p>0.60231213872832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601156069364162">
                <text:p>0.601156069364162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574566473988439">
                <text:p>0.574566473988439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58150289017341">
                <text:p>0.58150289017341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575722543352601">
                <text:p>0.575722543352601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567630057803468">
                <text:p>0.567630057803468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53757225433526">
                <text:p>0.553757225433526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38728323699422">
                <text:p>0.538728323699422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523699421965318">
                <text:p>0.523699421965318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509826589595376">
                <text:p>0.509826589595376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512138728323699">
                <text:p>0.5121387283236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ff8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2.53cm" svg:y="0.316cm" chart:style-name="ch2">
          <text:p>OneClassSVM Outlier Detection For Phishing Majority</text:p>
        </chart:title>
        <chart:plot-area chart:style-name="ch3" svg:x="1.331cm" svg:y="1.275cm" svg:width="14.349cm" svg:height="6.564cm">
          <chart:coordinate-region svg:x="2.94cm" svg:y="1.474cm" svg:width="12.74cm" svg:height="5.563cm"/>
          <chart:axis chart:dimension="x" chart:name="primary-x" chart:style-name="ch4" chartooo:axis-type="auto">
            <chartooo:date-scale/>
            <chart:title svg:x="7.883cm" svg:y="8.019cm" chart:style-name="ch2">
              <text:p><text:span text:style-name="T1">Gamma</text:span></text:p>
            </chart:title>
            <chart:categories table:cell-range-address="svm_phishing_majority.A2:svm_phishing_majority.A101"/>
          </chart:axis>
          <chart:axis chart:dimension="y" chart:name="primary-y" chart:style-name="ch5">
            <chart:title svg:x="0.451cm" svg:y="7.296cm" chart:style-name="ch6">
              <text:p><text:span text:style-name="T1">Percent of Outliers Correctly Identified</text:span></text:p>
            </chart:title>
            <chart:grid chart:style-name="ch7" chart:class="major"/>
          </chart:axis>
          <chart:series chart:style-name="ch8" chart:values-cell-range-address="svm_phishing_majority.G2:svm_phishing_majority.G101" chart:label-cell-address="svm_phishing_majority.G1:svm_phishing_majority.G1" chart:class="chart:ba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lier detection ratio</text:p>
                <draw:g>
                  <svg:desc>svm_phishing_majority.G1:svm_phishing_majority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vm_phishing_majority.A2:svm_phishing_majority.A101</svg:desc>
                </draw:g>
              </table:table-cell>
              <table:table-cell office:value-type="float" office:value="1">
                <text:p>1</text:p>
                <draw:g>
                  <svg:desc>svm_phishing_majority.G2:svm_phishing_majority.G101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7">
                <text:p>0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8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1.73cm" svg:y="0.315cm" chart:style-name="ch2">
          <text:p>OneClassSVM Outlier and Non-Outlier Detection For Phishing Majority</text:p>
        </chart:title>
        <chart:legend chart:legend-position="end" svg:x="13.562cm" svg:y="3.952cm" style:legend-expansion="high" chart:style-name="ch3"/>
        <chart:plot-area chart:style-name="ch4" svg:x="1.331cm" svg:y="1.778cm" svg:width="11.911cm" svg:height="6.061cm">
          <chart:coordinate-region svg:x="2.94cm" svg:y="1.977cm" svg:width="10.302cm" svg:height="5.06cm"/>
          <chart:axis chart:dimension="x" chart:name="primary-x" chart:style-name="ch5" chartooo:axis-type="auto">
            <chartooo:date-scale/>
            <chart:title svg:x="6.664cm" svg:y="8.019cm" chart:style-name="ch2">
              <text:p><text:span text:style-name="T1">Gamma</text:span></text:p>
            </chart:title>
            <chart:categories table:cell-range-address="svm_phishing_majority.A2:svm_phishing_majority.A101"/>
          </chart:axis>
          <chart:axis chart:dimension="y" chart:name="primary-y" chart:style-name="ch6">
            <chart:title svg:x="0.451cm" svg:y="7.495cm" chart:style-name="ch7">
              <text:p><text:span text:style-name="T1">Percent of Entries Correctly Identified</text:span></text:p>
            </chart:title>
            <chart:grid chart:style-name="ch8" chart:class="major"/>
          </chart:axis>
          <chart:series chart:style-name="ch9" chart:values-cell-range-address="svm_phishing_majority.F2:svm_phishing_majority.F101" loext:label-string="nonoutliers" chart:class="chart:bar">
            <chart:data-point chart:repeated="100"/>
          </chart:series>
          <chart:series chart:style-name="ch10" chart:values-cell-range-address="svm_phishing_majority.G2:svm_phishing_majority.G101" loext:label-string="outliers" chart:class="chart:ba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outliers</text:p>
              </table:table-cell>
              <table:table-cell office:value-type="string">
                <text:p>outlier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vm_phishing_majority.A2:svm_phishing_majority.A101</svg:desc>
                </draw:g>
              </table:table-cell>
              <table:table-cell office:value-type="float" office:value="0">
                <text:p>0</text:p>
                <draw:g>
                  <svg:desc>svm_phishing_majority.F2:svm_phishing_majority.F101</svg:desc>
                </draw:g>
              </table:table-cell>
              <table:table-cell office:value-type="float" office:value="1">
                <text:p>1</text:p>
                <draw:g>
                  <svg:desc>svm_phishing_majority.G2:svm_phishing_majority.G101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547976878612717">
                <text:p>0.54797687861271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0.578034682080925">
                <text:p>0.57803468208092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0.560693641618497">
                <text:p>0.560693641618497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0.574566473988439">
                <text:p>0.57456647398843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428901734104046">
                <text:p>0.42890173410404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.546820809248555">
                <text:p>0.54682080924855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0.345664739884393">
                <text:p>0.345664739884393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.284393063583815">
                <text:p>0.28439306358381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0.55028901734104">
                <text:p>0.5502890173410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584971098265896">
                <text:p>0.58497109826589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0.628901734104046">
                <text:p>0.62890173410404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0.686705202312139">
                <text:p>0.68670520231213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0.580346820809249">
                <text:p>0.580346820809249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0.494797687861272">
                <text:p>0.49479768786127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509826589595376">
                <text:p>0.50982658959537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0.445086705202312">
                <text:p>0.44508670520231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0.396531791907515">
                <text:p>0.39653179190751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0.36878612716763">
                <text:p>0.36878612716763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0.398843930635838">
                <text:p>0.39884393063583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628901734104046">
                <text:p>0.62890173410404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0.690173410404624">
                <text:p>0.69017341040462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0.727167630057804">
                <text:p>0.72716763005780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0.701734104046243">
                <text:p>0.70173410404624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692485549132948">
                <text:p>0.69248554913294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665895953757225">
                <text:p>0.66589595375722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616184971098266">
                <text:p>0.61618497109826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0.563005780346821">
                <text:p>0.56300578034682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0.522543352601156">
                <text:p>0.52254335260115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0.468208092485549">
                <text:p>0.46820809248554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417341040462428">
                <text:p>0.41734104046242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0.409248554913295">
                <text:p>0.40924855491329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0.523699421965318">
                <text:p>0.52369942196531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0.445086705202312">
                <text:p>0.44508670520231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0.516763005780347">
                <text:p>0.51676300578034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521387283236994">
                <text:p>0.52138728323699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0.627745664739884">
                <text:p>0.62774566473988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0.632369942196532">
                <text:p>0.63236994219653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0.623121387283237">
                <text:p>0.62312138728323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0.64393063583815">
                <text:p>0.6439306358381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630057803468208">
                <text:p>0.63005780346820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0.617341040462428">
                <text:p>0.61734104046242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0.611560693641619">
                <text:p>0.61156069364161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0.594219653179191">
                <text:p>0.59421965317919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0.55606936416185">
                <text:p>0.5560693641618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501734104046243">
                <text:p>0.50173410404624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0.500578034682081">
                <text:p>0.50057803468208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0.484393063583815">
                <text:p>0.48439306358381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0.473988439306358">
                <text:p>0.47398843930635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0.457803468208093">
                <text:p>0.45780346820809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409248554913295">
                <text:p>0.40924855491329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0.323699421965318">
                <text:p>0.32369942196531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.384971098265896">
                <text:p>0.38497109826589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0.428901734104046">
                <text:p>0.42890173410404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0.430057803468208">
                <text:p>0.43005780346820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490173410404624">
                <text:p>0.490173410404624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0.486705202312139">
                <text:p>0.486705202312139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0.665895953757225">
                <text:p>0.66589595375722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0.654335260115607">
                <text:p>0.65433526011560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0.628901734104046">
                <text:p>0.62890173410404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58728323699422">
                <text:p>0.5872832369942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0.634682080924856">
                <text:p>0.63468208092485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0.684393063583815">
                <text:p>0.68439306358381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0.739884393063584">
                <text:p>0.73988439306358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0.723699421965318">
                <text:p>0.72369942196531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734104046242775">
                <text:p>0.73410404624277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.702890173410405">
                <text:p>0.70289017341040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0.700578034682081">
                <text:p>0.70057803468208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0.673988439306358">
                <text:p>0.67398843930635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0.652023121387283">
                <text:p>0.65202312138728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624277456647399">
                <text:p>0.62427745664739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595375722543353">
                <text:p>0.59537572254335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563005780346821">
                <text:p>0.56300578034682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561849710982659">
                <text:p>0.56184971098265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527167630057803">
                <text:p>0.52716763005780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542196531791908">
                <text:p>0.54219653179190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561849710982659">
                <text:p>0.561849710982659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582658959537572">
                <text:p>0.58265895953757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61849710982659">
                <text:p>0.6184971098265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609248554913295">
                <text:p>0.60924855491329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641618497109827">
                <text:p>0.64161849710982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68092485549133">
                <text:p>0.6809248554913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679768786127168">
                <text:p>0.67976878612716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663583815028902">
                <text:p>0.66358381502890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64971098265896">
                <text:p>0.6497109826589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64393063583815">
                <text:p>0.6439306358381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633526011560694">
                <text:p>0.63352601156069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621965317919075">
                <text:p>0.62196531791907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619653179190752">
                <text:p>0.61965317919075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602312138728324">
                <text:p>0.60231213872832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601156069364162">
                <text:p>0.60115606936416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574566473988439">
                <text:p>0.574566473988439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58150289017341">
                <text:p>0.5815028901734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575722543352601">
                <text:p>0.57572254335260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567630057803468">
                <text:p>0.56763005780346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53757225433526">
                <text:p>0.55375722543352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38728323699422">
                <text:p>0.538728323699422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523699421965318">
                <text:p>0.52369942196531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509826589595376">
                <text:p>0.50982658959537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512138728323699">
                <text:p>0.512138728323699</text:p>
              </table:table-cell>
              <table:table-cell office:value-type="float" office:value="0.7">
                <text:p>0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